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585e" officeooo:paragraph-rsid="001e585e"/>
    </style:style>
    <style:style style:name="P2" style:family="paragraph" style:parent-style-name="Standard">
      <style:text-properties officeooo:rsid="001e585e" officeooo:paragraph-rsid="001ff88f"/>
    </style:style>
    <style:style style:name="P3" style:family="paragraph" style:parent-style-name="Standard">
      <style:text-properties officeooo:paragraph-rsid="001e585e"/>
    </style:style>
    <style:style style:name="P4" style:family="paragraph" style:parent-style-name="Standard">
      <style:text-properties fo:font-size="14pt" officeooo:rsid="001e585e" officeooo:paragraph-rsid="001e585e" style:font-size-asian="14pt" style:font-size-complex="14pt"/>
    </style:style>
    <style:style style:name="P5" style:family="paragraph" style:parent-style-name="Standard">
      <style:text-properties fo:font-size="14pt" officeooo:rsid="001e585e" officeooo:paragraph-rsid="001e585e" fo:background-color="#ffff00" style:font-size-asian="14pt" style:font-size-complex="14pt"/>
    </style:style>
    <style:style style:name="P6" style:family="paragraph" style:parent-style-name="Standard">
      <style:text-properties fo:font-size="16pt" officeooo:rsid="001e585e" officeooo:paragraph-rsid="001e585e" fo:background-color="#ffff00" style:font-size-asian="16pt" style:font-size-complex="16pt"/>
    </style:style>
    <style:style style:name="P7" style:family="paragraph" style:parent-style-name="Standard">
      <style:text-properties fo:font-size="13pt" officeooo:rsid="001e585e" officeooo:paragraph-rsid="001e585e" style:font-size-asian="13pt" style:font-size-complex="13pt"/>
    </style:style>
    <style:style style:name="P8" style:family="paragraph" style:parent-style-name="Standard">
      <style:text-properties fo:font-size="13pt" officeooo:rsid="001e585e" officeooo:paragraph-rsid="001ff88f" style:font-size-asian="13pt" style:font-size-complex="13pt"/>
    </style:style>
    <style:style style:name="P9" style:family="paragraph" style:parent-style-name="Standard">
      <style:text-properties fo:font-size="13pt" officeooo:paragraph-rsid="001e585e" style:font-size-asian="13pt" style:font-size-complex="13pt"/>
    </style:style>
    <style:style style:name="T1" style:family="text">
      <style:text-properties officeooo:rsid="001e585e"/>
    </style:style>
    <style:style style:name="T2" style:family="text">
      <style:text-properties officeooo:rsid="001ff88f"/>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fo:font-size="13pt" style:font-size-asian="13pt" style:font-size-complex="13pt"/>
    </style:style>
    <style:style style:name="T6" style:family="text">
      <style:text-properties fo:font-size="13pt" officeooo:rsid="001ff88f" style:font-size-asian="13pt" style:font-size-complex="13pt"/>
    </style:style>
    <style:style style:name="T7" style:family="text">
      <style:text-properties officeooo:rsid="00219b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ERVIEW D’UN PROFESSIONEL COBOL :</text:p>
      <text:p text:style-name="P7"/>
      <text:p text:style-name="P9"><text:span text:style-name="T1">Merci à MR VAILTON MALU d’avoir accépter de répondre a ces quelques questions. </text:span></text:p>
      <text:p text:style-name="P3"/>
      <text:p text:style-name="P4"><text:span text:style-name="T4">I . SON PARCOUR :</text:span> </text:p>
      <text:p text:style-name="P7"/>
      <text:p text:style-name="P7">Après un bac S, il a intégré une licence en Biologie. Puis un Master en Microbiologie à l'université du Havre, puis université de Caen.<text:line-break/>Suite à ces formations j'ai travaillé dans les laboratoires médicale et agro-véterinaire.<text:line-break/>Mon objectif, intégrer l'industrie pharmaceutique pour continuer à exercer dans le domaine de la science.<text:line-break/>Mais, ce marché étant rude, avec peu d'opportunités de travail et d'évolutions de carrière, j'ai opté pour une reconversion professionnelle (POEI - Test et développement Mainframe (Cobol, Natural)</text:p>
      <text:p text:style-name="P7"/>
      <text:p text:style-name="P7">Après 3 mois de formation intensive j'ai été recruté par l'entreprise qui a organisé la formation en partenariat avec pôle emploi</text:p>
      <text:p text:style-name="P1"/>
      <text:p text:style-name="P4"><text:span text:style-name="T4">II SES MISSIONS:</text:span> </text:p>
      <text:p text:style-name="P1"><text:line-break/><text:span text:style-name="T5">Sa première mission à été dans le secteur des assurances avec la MAAF.<text:line-break/>Il a commencé en tant que junior. Et a Etais en charge de développements (nouveaux programmes BATCH et TP), ainsi que l'évolution des programmes existants.<text:line-break/>Il faisait également le test unitaire de ces composants et paramétrage des environnements (mise à jour des tables, simulation des traitements, etc...<text:line-break/>Tout cela dans le but d'émettre les contrats annuels d'assurance auto, habitation, moto, etc... à tous les clients.<text:line-break/><text:line-break/>Au bout de quelques années, il a <text:s/>voulu évoluer dans d'autres secteurs. Pour cela </text:span><text:span text:style-name="T6">il a </text:span><text:span text:style-name="T5"><text:s/>travaillé avec les clients du secteur bancaure: exemple: BNP.<text:line-break/><text:line-break/>Les activités restent le même, mais avec un objectif différent. Création des programmes pour la gestion des applications bancaire. En faite, les applications bancaires font appel aux programmes Mainframe (Cobol) qu'il y a derrière.<text:line-break/></text:span><text:span text:style-name="T6">S</text:span><text:span text:style-name="T5">es activités </text:span><text:span text:style-name="T6">principales </text:span><text:span text:style-name="T5">sont: </text:span><text:span text:style-name="T6">le </text:span><text:span text:style-name="T5">développement, </text:span><text:span text:style-name="T6">les </text:span><text:span text:style-name="T5">test unitaire,</text:span><text:span text:style-name="T6">le</text:span><text:span text:style-name="T5"> suivie de la recette (s'assurer que tout se passe bien),</text:span><text:span text:style-name="T6">et la</text:span><text:span text:style-name="T5"> gestion des incidents de production, etc…</text:span></text:p>
      <text:p text:style-name="P1"/>
      <text:p text:style-name="P5">III <text:s/>ENVIRONEMENT DE TRAVAIL:</text:p>
      <text:p text:style-name="P1"/>
      <text:p text:style-name="P8">Les premières années ont été stressantes, car on a peur de ne pas valider sa période d'essai ou alors ne pas être assez compétent.</text:p>
      <text:p text:style-name="P2"><text:span text:style-name="T6">Mais les collègues plus expérimenté</text:span><text:span text:style-name="T5"><text:line-break/>Puis on finit par monter en compétence et on a plus peur d'être jugéet on réalise que l'ambiance dans l'IT est plutôt sympathique.</text:span>Il y a beaucoup de possibilité d'évolution vers d'autres branches de L'IT ou tout simplement devenir expert dans son doma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6:36:04.683952706</meta:creation-date>
    <dc:date>2024-04-17T17:01:03.866921787</dc:date>
    <meta:editing-duration>PT2M50S</meta:editing-duration>
    <meta:editing-cycles>1</meta:editing-cycles>
    <meta:document-statistic meta:table-count="0" meta:image-count="0" meta:object-count="0" meta:page-count="1" meta:paragraph-count="10" meta:word-count="364" meta:character-count="2308" meta:non-whitespace-character-count="1945"/>
    <meta:generator>LibreOffice/7.3.7.2$Linux_X86_64 LibreOffice_project/30$Build-2</meta:generator>
  </office:meta>
</office:document-meta>
</file>